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2BC001ADC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b8d8" officeooo:paragraph-rsid="0003b8d8"/>
    </style:style>
    <style:style style:name="P2" style:family="paragraph" style:parent-style-name="Text_20_body">
      <style:text-properties officeooo:rsid="0003b8d8" officeooo:paragraph-rsid="0003b8d8"/>
    </style:style>
    <style:style style:name="P3" style:family="paragraph" style:parent-style-name="Text_20_body">
      <style:text-properties officeooo:paragraph-rsid="0003b8d8"/>
    </style:style>
    <style:style style:name="P4" style:family="paragraph" style:parent-style-name="Heading_20_1">
      <style:text-properties officeooo:rsid="0003b8d8" officeooo:paragraph-rsid="0003b8d8"/>
    </style:style>
    <style:style style:name="P5" style:family="paragraph" style:parent-style-name="Header">
      <style:paragraph-properties fo:text-align="start" style:justify-single-word="false"/>
      <style:text-properties fo:font-size="14pt" officeooo:rsid="0003b8d8" officeooo:paragraph-rsid="0003b8d8" style:font-size-asian="14pt" style:font-size-complex="14pt"/>
    </style:style>
    <style:style style:name="P6" style:family="paragraph" style:parent-style-name="Title">
      <style:text-properties officeooo:rsid="0003b8d8" officeooo:paragraph-rsid="0003b8d8"/>
    </style:style>
    <style:style style:name="P7" style:family="paragraph" style:parent-style-name="Subtitle">
      <style:text-properties officeooo:rsid="0003b8d8" officeooo:paragraph-rsid="0003b8d8"/>
    </style:style>
    <style:style style:name="T1" style:family="text">
      <style:text-properties officeooo:rsid="0003b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6">Lab 2 – Report</text:p>
      <text:p text:style-name="P7">2017 10 03</text:p>
      <text:p text:style-name="P2"/>
      <text:h text:style-name="P4" text:outline-level="1">Introduction</text:h>
      <text:p text:style-name="P3"/>
      <text:p text:style-name="P3"/>
      <text:h text:style-name="P4" text:outline-level="1">Explicit scheme</text:h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officeooo:rsid="0003b8d8" officeooo:paragraph-rsid="0003b8d8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6.2591in" svg:y="-0.5165in" svg:width="1.2528in" svg:height="1.2528in" draw:z-index="1"><draw:image xlink:href="Pictures/10000201000002BC000002BC001ADCF8.png" xlink:type="simple" xlink:show="embed" xlink:actuate="onLoad"/></draw:frame>Yoann Masson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274502 </meta:initial-creator>
    <meta:creation-date>2017-10-04T09:43:41.678837890</meta:creation-date>
    <meta:generator>LibreOffice/4.3.7.2$Linux_X86_64 LibreOffice_project/430$Build-2</meta:generator>
    <dc:date>2017-10-04T09:50:35.310555748</dc:date>
    <dc:creator>s274502 </dc:creator>
    <meta:editing-duration>PT6M54S</meta:editing-duration>
    <meta:editing-cycles>1</meta:editing-cycles>
    <meta:document-statistic meta:table-count="0" meta:image-count="1" meta:object-count="0" meta:page-count="2" meta:paragraph-count="5" meta:word-count="11" meta:character-count="64" meta:non-whitespace-character-count="56"/>
  </office:meta>
</office:document-meta>
</file>